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variant="normal" fo:text-transform="none" fo:letter-spacing="normal" fo:font-style="normal" fo:font-weight="normal"/>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inhole® Gum Surgery Technique: A Revolutionary Approach to a Rejuvenated Smile</text:span></text:p>
      <text:p text:style-name="P1"><text:span text:style-name="T3"/></text:p>
      <text:p text:style-name="P1">Minimally-invasive <text:span text:style-name="T2">Pinhole® Gum Surgery Technique in Sacramento, CA</text:span> is the answer to a prayer for patients who suffer from receding gums due to damage from incorrect brushing, periodontal diease, poor bite or teeth grinding. </text:p>
      <text:p text:style-name="P1"/>
      <text:p text:style-name="P1">Dr. Andrea Joy Smith of <text:span text:style-name="T2">Pinhole Gum Surgery Technique in Sacramento, CA </text:span><text:s/>offers minimally-invasive <text:span text:style-name="T2">Pinhole Gum Surgery</text:span> Technique to her patients to treat this very common condition while minimizing pain, avoiding gum damage, and drastically reducing recovery time. The <text:span text:style-name="T2">Pinhole® Gum Surgery Technique employed </text:span>by Dr. Smith corrects gumlines <text:span text:style-name="T1">without</text:span> the use of scalpels, stitches or grafts taken from the roof of the patient's mouth.</text:p>
      <text:p text:style-name="P1"/>
      <text:p text:style-name="P1">Visible damage of gum recession persists long after periodontal disease is successfully treated or brushing habits improved. Gum recession can also be caused simply by age and an incorrect bite causing damage to gums. For the patient, concerns are cosmetic, sensitivity, and related to overall health. Receding gums put teeth at increased risk for caries and even complete loss, and cause painful sensitivity to hot and cold.</text:p>
      <text:p text:style-name="P1"/>
      <text:p text:style-name="P1">Traditional gum surgery is traumatic, time-consuming, and expensive. It can also leave the patient with scars, particularly on the roof of the mouth from where gum grafts are taken. With the minimally-invasive <text:span text:style-name="T2">Pinhole® Gum Surgery Technique, however, </text:span>Dr. Smith uses slender, specialized tools designed especially for this technique to create tiny openings above the tooth. She then gently disengages the gum tissue from the bone, and draws it downwards to a natural position, covering the exposed root evenly and naturally. Then, collagen strips are inserted in the treated area to keep the gum in position.</text:p>
      <text:p text:style-name="P1"/>
      <text:p text:style-name="P1">The <text:span text:style-name="T2">Pinhole® Gum Surgery Technique</text:span>is revolutionary in many ways. To begin with, a patient can receive a complete mouth “gum lift” in a single visit. You can correct the gumline of as many as 16 teeth in the time it would take to have lunch with friends! Secondly, the tiny 0.1-inch holes made in the gum during the procedure heal in a matter of a day or two, so that you avoid the painful wounds, stitches, and lengthy recovery times of traditional procedures. Finally, because this surgery can be done in a single visit, it is economical of both time and money in comparison with traditional methods. Patients go home the same day with a <text:span text:style-name="T1">completely renovated smile</text:span> and they are able to eat and drink normally almost immediately.</text:p>
      <text:p text:style-name="P1"/>
      <text:p text:style-name="P1">Patients who have experienced minimally-invasive <text:span text:style-name="T2">Pinhole® Gum Surgery Technique with Dr. Andrea Joy Smith at her practice in Sacramento, CA report amazing results. Upon seeing their rejuvenated smiles, some even burst into tears of joy. <text:s/>The regained self-confidence and overall health benefits from a beautiful, healthy smile are without measure.</text:span></text:p>
      <text:p text:style-name="P1"><text:span text:style-name="T2"/></text:p>
      <text:p text:style-name="P1"><text:span text:style-name="T2">Contact Dr.Andrea Joy Smith today to book a free consultation to find out what Pinhole® Gum Surgery Technique can do for you to rejuvenate your smile and protect your teeth for life.</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othy Snyder</meta:initial-creator>
    <meta:creation-date>2015-02-11T13:09:58</meta:creation-date>
    <dc:date>2015-02-11T14:22:11</dc:date>
    <dc:creator>Dorothy Snyder</dc:creator>
    <meta:editing-duration>PT41M2S</meta:editing-duration>
    <meta:editing-cycles>4</meta:editing-cycles>
    <meta:generator>OpenOffice/4.1.1$Unix OpenOffice.org_project/411m6$Build-9775</meta:generator>
    <meta:document-statistic meta:table-count="0" meta:image-count="0" meta:object-count="0" meta:page-count="1" meta:paragraph-count="8" meta:word-count="483" meta:character-count="3025"/>
  </office:meta>
</office:document-meta>
</file>